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0cm" svg:y="0cm"/>
          <draw:line draw:style-name="gr1" draw:layer="layout" svg:x1="0.667cm" svg:y1="0cm" svg:x2="0.667cm" svg:y2="0.833cm">
            <text:p/>
          </draw:line>
          <draw:line draw:style-name="gr1" draw:layer="layout" svg:x1="0cm" svg:y1="0.833cm" svg:x2="1.333cm" svg:y2="0.833cm">
            <text:p/>
          </draw:line>
          <draw:line draw:style-name="gr1" draw:layer="layout" svg:x1="0.333cm" svg:y1="1.167cm" svg:x2="1cm" svg:y2="1.167cm">
            <text:p/>
          </draw:line>
          <draw:line draw:style-name="gr1" draw:layer="layout" svg:x1="1cm" svg:y1="0.333cm" svg:x2="1cm" svg:y2="0.667cm">
            <text:p/>
          </draw:line>
          <draw:line draw:style-name="gr1" draw:layer="layout" svg:x1="0.833cm" svg:y1="0.5cm" svg:x2="1.167cm" svg:y2="0.5cm">
            <text:p/>
          </draw:line>
          <draw:line draw:style-name="gr1" draw:layer="layout" svg:x1="0.667cm" svg:y1="1.167cm" svg:x2="0.667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Vertical Powersource (European)</dc:title>
    <meta:creation-date>2011-02-07T17:03:22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